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Ubuntu" officeooo:rsid="0017646f" officeooo:paragraph-rsid="0017646f"/>
    </style:style>
    <style:style style:name="P2" style:family="paragraph" style:parent-style-name="Standard">
      <style:paragraph-properties fo:text-align="center" style:justify-single-word="false"/>
      <style:text-properties style:font-name="Ubuntu" fo:font-size="22pt" officeooo:rsid="0011093b" officeooo:paragraph-rsid="0011093b" style:font-size-asian="19.25pt" style:font-size-complex="2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4pt" officeooo:rsid="0011093b" officeooo:paragraph-rsid="0011093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4pt" officeooo:rsid="0012a62d" officeooo:paragraph-rsid="0012a62d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4pt" officeooo:rsid="0013f969" officeooo:paragraph-rsid="0013f969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13f969" officeooo:paragraph-rsid="0013f96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1470c1" officeooo:paragraph-rsid="001470c1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13f969" officeooo:paragraph-rsid="0013f969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1470c1" officeooo:paragraph-rsid="001470c1" style:font-size-asian="12.25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836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forme UT3 Problema 1</text:p>
      <text:p text:style-name="P2"/>
      <text:p text:style-name="P3"><text:span text:style-name="T1">Implementación</text:span> </text:p>
      <text:p text:style-name="P3"/>
      <text:p text:style-name="P4">Para el procesamiento de los datos se han utilizado varias estructura “if” para realizar una criba de los datos.</text:p>
      <text:p text:style-name="P4">Mediante una estructura “while” cada pareja de datos correctos se va almacenando sucesivamente en diferentes arrays separándolos en Sistólica y Diastólica.</text:p>
      <text:p text:style-name="P4">Empleando una estructura “switch” mostramos las diferentes opciones <text:s/>del programa.</text:p>
      <text:p text:style-name="P4">Dentro de cada opción del switch, empleamos una combinación del bucle “for” y el condicional “if” para determinar la sistólica máxima y la diastólica mínima.</text:p>
      <text:p text:style-name="P5">Con el comando “Math.abs” determinamos en valor absoluto la tensión mas compensada.</text:p>
      <text:p text:style-name="P5">Para conseguir las tensiones promedio hemos empleado dos bucles “for” para sumar todos los valores de las variables y poder sacar las medias de estos datos.</text:p>
      <text:p text:style-name="P5">Mediante el uso de las estructuras condicionales “if, else if y else” he determinado en que rango se encontraban los datos obtenidos en cada opción.</text:p>
      <text:p text:style-name="P5"/>
      <text:p text:style-name="P6">Retos encontrados</text:p>
      <text:p text:style-name="P8"/>
      <text:p text:style-name="P8">El mayor reto al que me he enfrentado en esta práctica ha sido el entender el funcionamiento y la lógica del asociar un valor de una array con su posición dentro de ella.</text:p>
      <text:p text:style-name="P8">Gracias a las pistas proporcionadas por el profesor y al visor de variables que incorpora apache netbeans he podido encontrar la manera de terminar el problema.</text:p>
      <text:p text:style-name="P8"/>
      <text:p text:style-name="P8"/>
      <text:p text:style-name="P7">Posibles mejoras</text:p>
      <text:p text:style-name="P9"/>
      <text:p text:style-name="P9">Añadiría algún texto adicional con recomendaciones de hábitos saludables cuando la tensión <text:span text:style-name="T2">a</text:span>parece mayor de norma<text:span text:style-name="T2">l</text:span> – alta.</text:p>
      <text:p text:style-name="P9">También una opción para guardar el informe en pdf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Ubuntu" svg:font-family="Ubuntu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Ubuntu" officeooo:rsid="0017646f" officeooo:paragraph-rsid="0017646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or: Antonio Gómez Pérez<text:tab/><text:tab/>1ºDAW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5T18:06:29.358016693</meta:creation-date>
    <dc:date>2024-11-05T19:10:25.498867512</dc:date>
    <meta:editing-duration>PT13M6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6" meta:word-count="237" meta:character-count="1496" meta:non-whitespace-character-count="1271"/>
  </office:meta>
</office:document-meta>
</file>